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112cm" svg:y="6.05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nerzip </meta:initial-creator>
    <meta:creation-date>2013-10-17T18:25:38.812585477</meta:creation-date>
    <dc:date>2013-10-17T18:26:02.247496564</dc:date>
    <dc:creator>synerzip </dc:creator>
    <meta:editing-duration>P0D</meta:editing-duration>
    <meta:editing-cycles>1</meta:editing-cycles>
    <meta:document-statistic meta:object-count="24"/>
    <meta:generator>LibreOfficeDev/4.2.0.0.alpha0$Linux_X86_64 LibreOffice_project/78f05c0a6514ca084051f16498513033dacb14a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79cm" svg:y="3.703cm" style:legend-expansion="high" chart:style-name="ch2"/>
        <chart:plot-area chart:style-name="ch3" chart:data-source-has-labels="both" svg:x="0.77cm" svg:y="0.855cm" svg:width="12.38cm" svg:height="7.545cm">
          <chartooo:coordinate-region svg:x="1.391cm" svg:y="1.054cm" svg:width="11.759cm" svg:height="6.69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2.0.0.alpha0$Linux_X86_64 LibreOffice_project/78f05c0a6514ca084051f16498513033dacb14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